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lossy-notes">
      <style:graphic-properties draw:fill-color="#ffffff" fo:min-height="12.322cm"/>
    </style:style>
    <style:style style:name="pr2" style:family="presentation" style:parent-style-name="Glossy-notes">
      <style:graphic-properties draw:fill-color="#ffffff" draw:auto-grow-height="true" fo:min-height="12.573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family="Tholoth" style:font-pitch="variable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family="Tholoth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Tholoth" style:font-pitch="variable"/>
    </style:style>
    <style:style style:name="P6" style:family="paragraph">
      <style:paragraph-properties fo:margin-left="0cm" fo:margin-right="0cm" fo:text-indent="0cm"/>
      <style:text-properties fo:font-family="Tholoth" style:font-pitch="variable" fo:font-size="1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center" fo:text-indent="0cm"/>
      <style:text-properties fo:font-family="Tholoth" style:font-pitch="variable"/>
    </style:style>
    <style:style style:name="P9" style:family="paragraph">
      <style:paragraph-properties fo:margin-left="0cm" fo:margin-right="0cm" fo:text-align="center" fo:text-indent="0cm"/>
      <style:text-properties fo:font-family="Tholoth" style:font-pitch="variable" fo:font-size="18pt"/>
    </style:style>
    <style:style style:name="T1" style:family="text">
      <style:text-properties fo:font-family="Tholoth" style:font-pitch="variable" fo:font-size="32pt" style:font-size-asian="32pt" style:font-size-complex="32pt"/>
    </style:style>
    <style:style style:name="T2" style:family="text">
      <style:text-properties fo:font-family="Tholoth" style:font-pitch="variable" fo:font-size="28pt" style:font-size-asian="28pt" style:font-size-complex="28pt"/>
    </style:style>
    <style:style style:name="T3" style:family="text">
      <style:text-properties fo:font-family="Tholoth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>
        <office:forms form:automatic-focus="false" form:apply-design-mode="false"/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">
        <office:forms form:automatic-focus="false" form:apply-design-mode="false"/>
        <draw:frame draw:style-name="gr2" draw:text-style-name="P3" draw:layer="layout" svg:width="15.875cm" svg:height="7.755cm" svg:x="6.35cm" svg:y="8.89cm">
          <draw:text-box>
            <text:p text:style-name="P2"><text:span text:style-name="T1">Análisis del impacto que tiene la optimización que realiza el compilador g++ en la calidad del código generado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">
        <office:forms form:automatic-focus="false" form:apply-design-mode="false"/>
        <draw:frame draw:style-name="gr3" draw:layer="layout" svg:width="5.958cm" svg:height="1.89cm" svg:x="11.43cm" svg:y="11.43cm">
          <draw:text-box>
            <text:p text:style-name="P4">¿<text:span text:style-name="T2">Compilador</text:span>?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">
        <office:forms form:automatic-focus="false" form:apply-design-mode="false"/>
        <draw:frame draw:style-name="gr3" draw:text-style-name="P6" draw:layer="layout" svg:width="11.183cm" svg:height="1.89cm" svg:x="8.73cm" svg:y="11.43cm">
          <draw:text-box>
            <text:p text:style-name="P5"><text:span text:style-name="T3">¿</text:span><text:span text:style-name="T2">Cómo se optimiza código</text:span><text:span text:style-name="T3">?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ossy">
        <office:forms form:automatic-focus="false" form:apply-design-mode="false"/>
        <draw:frame draw:style-name="gr3" draw:text-style-name="P9" draw:layer="layout" svg:width="12.228cm" svg:height="3.529cm" svg:x="8.73cm" svg:y="11.43cm">
          <draw:text-box>
            <text:p text:style-name="P8"><text:span text:style-name="T2">Opciones de optimización de </text:span></text:p>
            <text:p text:style-name="P8"><text:span text:style-name="T2">g++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ossy">
        <office:forms form:automatic-focus="false" form:apply-design-mode="false"/>
        <draw:frame draw:style-name="gr3" draw:text-style-name="P9" draw:layer="layout" svg:width="3.846cm" svg:height="1.89cm" svg:x="12.065cm" svg:y="11.43cm">
          <draw:text-box>
            <text:p text:style-name="P8"><text:span text:style-name="T2">Ejemplo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ossy">
        <office:forms form:automatic-focus="false" form:apply-design-mode="false"/>
        <draw:frame draw:style-name="gr3" draw:text-style-name="P9" draw:layer="layout" svg:width="5.819cm" svg:height="1.89cm" svg:x="11.43cm" svg:y="11.43cm">
          <draw:text-box>
            <text:p text:style-name="P8"><text:span text:style-name="T2">Conclusione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ossy">
        <office:forms form:automatic-focus="false" form:apply-design-mode="false"/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7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7</text:page-number></text:span></text:p>
        </draw:text-box>
      </draw:frame>
      <presentation:notes style:page-layout-name="PM2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hloè</meta:initial-creator>
    <meta:creation-date>2008-12-02T18:53:19</meta:creation-date>
    <dc:creator>chloè</dc:creator>
    <dc:date>2008-12-02T19:21:20</dc:date>
    <meta:editing-cycles>2</meta:editing-cycles>
    <meta:editing-duration>PT17M9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